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2" style:family="table">
      <style:table-properties style:width="17cm" fo:break-before="column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0.05pt solid #000000" fo:border-bottom="none"/>
    </style:style>
    <style:style style:name="Tabelle2.D2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3" style:family="table-cell">
      <style:table-cell-properties fo:background-color="transparent" fo:padding-left="0.101cm" fo:padding-right="0.101cm" fo:padding-top="0cm" fo:padding-bottom="0.199cm" fo:border-left="0.05pt solid #000000" fo:border-right="none" fo:border-top="none" fo:border-bottom="0.05pt solid #000000">
        <style:background-image/>
      </style:table-cell-properties>
    </style:style>
    <style:style style:name="Tabelle2.D3" style:family="table-cell">
      <style:table-cell-properties fo:background-color="transparent" fo:padding-left="0.101cm" fo:padding-right="0.101cm" fo:padding-top="0cm" fo:padding-bottom="0.199cm" fo:border-left="0.05pt solid #000000" fo:border-right="0.05pt solid #000000" fo:border-top="none" fo:border-bottom="0.05pt solid #000000">
        <style:background-image/>
      </style:table-cell-properties>
    </style:style>
    <style:style style:name="Tabelle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431b82"/>
    </style:style>
    <style:style style:name="P2" style:family="paragraph" style:parent-style-name="Table_20_Contents">
      <style:text-properties officeooo:paragraph-rsid="006cdac2"/>
    </style:style>
    <style:style style:name="P3" style:family="paragraph" style:parent-style-name="SmalltalkLiteral">
      <style:text-properties officeooo:paragraph-rsid="0071a983"/>
    </style:style>
    <style:style style:name="P4" style:family="paragraph" style:parent-style-name="SmalltalkLiteral">
      <style:text-properties officeooo:rsid="0071a983" officeooo:paragraph-rsid="0071a983"/>
    </style:style>
    <style:style style:name="T1" style:family="text">
      <style:text-properties officeooo:rsid="0040c3ec"/>
    </style:style>
    <style:style style:name="T2" style:family="text">
      <style:text-properties officeooo:rsid="006cdac2"/>
    </style:style>
    <style:style style:name="T3" style:family="text">
      <style:text-properties officeooo:rsid="0071a983"/>
    </style:style>
    <style:style style:name="T4" style:family="text">
      <style:text-properties officeooo:rsid="00729940"/>
    </style:style>
    <style:style style:name="T5" style:family="text">
      <style:text-properties officeooo:rsid="00760fff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fo:background-color="transparent" draw:fill="none" draw:fill-color="#ffffff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otoübersicht<text:span text:style-name="T4">:</text:span> <text:span text:style-name="SmalltalkValue">me@#title</text:span></text:h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table:number-columns-spanned="4" office:value-type="string">
            <text:p text:style-name="SmalltalkCode">(me@#people) groupsOf: 4 atATimeDo: [:p1 :p2 :p3 :p4 |</text:p>
          </table:table-cell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Standard"><draw:frame draw:style-name="fr1" draw:name="Rahmen2" text:anchor-type="as-char" svg:width="4.001cm" svg:height="5.001cm" draw:z-index="0"><draw:text-box><text:p text:style-name="P4"><text:bookmark-start text:name="__DdeLink__268_3642568110"/><text:bookmark-start text:name="__DdeLink__114046_1029396122"/><text:bookmark-start text:name="__DdeLink__53169_1659879821"/>p1@#portraitImageName ifBlank: [''] ifNotBlank: [:name | me report drawImageBlowupMaxAspect: <text:span text:style-name="T5">(4/5)</text:span> named:<text:span text:style-name="T5"> </text:span>name]<text:bookmark-end text:name="__DdeLink__268_3642568110"/><text:bookmark-end text:name="__DdeLink__114046_1029396122"/><text:bookmark-end text:name="__DdeLink__53169_1659879821"/></text:p></draw:text-box></draw:frame></text:p>
          </table:table-cell>
          <table:table-cell table:style-name="Tabelle2.A2" office:value-type="string">
            <text:p text:style-name="Table_20_Contents"><draw:frame draw:style-name="fr1" draw:name="Rahmen1" text:anchor-type="as-char" svg:width="4.001cm" svg:height="5.001cm" draw:z-index="1"><draw:text-box><text:p text:style-name="P3"><text:bookmark-start text:name="__DdeLink__114048_1029396122"/>p<text:span text:style-name="T5">2</text:span>@#portraitImageName ifBlank: [''] ifNotBlank: [:name | me report drawImageBlowupMaxAspect: (4/5) named: name]<text:bookmark-end text:name="__DdeLink__114048_1029396122"/></text:p></draw:text-box></draw:frame></text:p>
          </table:table-cell>
          <table:table-cell table:style-name="Tabelle2.A2" office:value-type="string">
            <text:p text:style-name="Table_20_Contents"><draw:frame draw:style-name="fr1" draw:name="Rahmen3" text:anchor-type="as-char" svg:width="4.001cm" svg:height="5.001cm" draw:z-index="2"><draw:text-box><text:p text:style-name="P3"><text:bookmark-start text:name="__DdeLink__114050_1029396122"/>p<text:span text:style-name="T5">3</text:span>@#portraitImageName ifBlank: [''] ifNotBlank: [:name | me report drawImageBlowupMaxAspect: (4/5) named: name]<text:bookmark-end text:name="__DdeLink__114050_1029396122"/></text:p></draw:text-box></draw:frame></text:p>
          </table:table-cell>
          <table:table-cell table:style-name="Tabelle2.D2" office:value-type="string">
            <text:p text:style-name="Table_20_Contents"><draw:frame draw:style-name="fr1" draw:name="Rahmen4" text:anchor-type="as-char" svg:width="4.001cm" svg:height="5.001cm" draw:z-index="3"><draw:text-box><text:p text:style-name="P3"><text:bookmark-start text:name="__DdeLink__114052_1029396122"/>p<text:span text:style-name="T5">4</text:span>@#portraitImageName ifBlank: [''] ifNotBlank: [:name | me report drawImageBlowupMaxAspect: (4/5) named: name]<text:bookmark-end text:name="__DdeLink__114052_1029396122"/></text:p></draw:text-box></draw:frame></text:p>
          </table:table-cell>
        </table:table-row>
        <table:table-row>
          <table:table-cell table:style-name="Tabelle2.A3" office:value-type="string">
            <text:p text:style-name="Table_20_Contents"><text:span text:style-name="SmalltalkValue">p1@#name</text:span></text:p>
          </table:table-cell>
          <table:table-cell table:style-name="Tabelle2.A3" office:value-type="string">
            <text:p text:style-name="P2"><text:span text:style-name="SmalltalkValue"><text:span text:style-name="T2">p2@#name</text:span></text:span></text:p>
          </table:table-cell>
          <table:table-cell table:style-name="Tabelle2.A3" office:value-type="string">
            <text:p text:style-name="P2"><text:span text:style-name="SmalltalkValue"><text:span text:style-name="T2">p3@#name</text:span></text:span></text:p>
          </table:table-cell>
          <table:table-cell table:style-name="Tabelle2.D3" office:value-type="string">
            <text:p text:style-name="P2"><text:span text:style-name="SmalltalkValue"><text:span text:style-name="T2">p4@#name</text:span></text:span></text:p>
          </table:table-cell>
        </table:table-row>
        <table:table-row>
          <table:table-cell table:style-name="Tabelle2.A4" table:number-columns-spanned="4" office:value-type="string">
            <text:p text:style-name="SmalltalkCode">]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2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cm" fo:margin-bottom="0.109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text-align="start" style:justify-single-word="false" fo:background-color="transparent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3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2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.5pt" fo:font-weight="bold" style:font-size-asian="14pt" style:font-weight-asian="bold" style:font-size-complex="14pt" style:font-weight-complex="bold"/>
    </style:style>
    <style:style style:name="SmalltalkLiteral" style:family="paragraph" style:parent-style-name="SmalltalkCode">
      <loext:graphic-properties draw:fill="solid" draw:fill-color="#ff6633" draw:opacity="100%"/>
      <style:paragraph-properties fo:background-color="#ff6633"/>
      <style:text-properties fo:font-size="3pt" style:font-weight-asian="normal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style:text-underline-style="dotted" style:text-underline-width="auto" style:text-underline-color="font-color" fo:background-color="#99cc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cm" fo:border="none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431b82"/>
    </style:style>
    <style:style style:name="MT1" style:family="text">
      <style:text-properties officeooo:rsid="0040c3ec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Kantonsschule<text:span text:style-name="MT1"> Hohe Promenad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MacOSX_X86_64 LibreOffice_project/2412653d852ce75f65fbfa83fb7e7b669a126d64</meta:generator>
    <meta:initial-creator>david</meta:initial-creator>
    <meta:creation-date>2007-06-15T00:05:44</meta:creation-date>
    <dc:date>2019-07-24T15:07:41.606840021</dc:date>
    <dc:language>en-AU</dc:language>
    <meta:editing-cycles>133</meta:editing-cycles>
    <meta:editing-duration>P2DT16H52M40S</meta:editing-duration>
    <dc:creator>Andreas Brodbeck</dc:creator>
    <meta:document-statistic meta:table-count="1" meta:image-count="0" meta:object-count="0" meta:page-count="1" meta:paragraph-count="16" meta:word-count="67" meta:character-count="583" meta:non-whitespace-character-count="528"/>
    <meta:user-defined meta:name="Info 1"/>
    <meta:user-defined meta:name="Info 2"/>
    <meta:user-defined meta:name="Info 3"/>
    <meta:user-defined meta:name="Info 4"/>
  </office:meta>
</office:document-meta>
</file>